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9b57"/>
    </style:style>
    <style:style style:name="P2" style:family="paragraph" style:parent-style-name="Standard">
      <style:text-properties officeooo:rsid="001b9b57" officeooo:paragraph-rsid="001b9b57"/>
    </style:style>
    <style:style style:name="T1" style:family="text">
      <style:text-properties officeooo:rsid="001b9b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Typ interfejsu naszej aplikacji : WWW (ze względu na przeznaczenie produktu - ma to być aplikacja stricte webowa, użytkownicy mają korzystać ze strony internetowej będącej na hostingu Uniwersytetu Warmińsko-Mazurskiego.</text:p>
      <text:p text:style-name="Standard"/>
      <text:p text:style-name="Standard">2. Aby wygodnie korzystać ze strony Kortowskiej Ligi Piłki Nożnej tak naprawdę potrzebny jest tylko komputer z monitorem, myszką i klawiaturą bądź <text:span text:style-name="T1">sam </text:span>telefon<text:span text:style-name="T1">(smartfon)</text:span> - system nie przewiduje wykorzystywania systemów rozpoznających gesty czy też mowę.</text:p>
      <text:p text:style-name="Standard"/>
      <text:p text:style-name="Standard">3. Grupy użytkowników :</text:p>
      <text:p text:style-name="Standard"/>
      <text:p text:style-name="P1">Aktorzy – <text:span text:style-name="T1">użytkownik, student, administrator</text:span></text:p>
      <text:p text:style-name="P1">.</text:p>
      <text:p text:style-name="P1"><text:span text:style-name="T1">Użytkownik</text:span>: Wiek: 1<text:span text:style-name="T1">5</text:span>-<text:span text:style-name="T1">5</text:span>5 lat, wykształcenie <text:span text:style-name="T1">zawodowe, średnie, wyższe, ewentualnie jego brak</text:span>, obycie z komputerem: średnie, znajomość tematyki SI - średnia, język – prosty, j. polski. </text:p>
      <text:p text:style-name="P1"/>
      <text:p text:style-name="P1"><text:span text:style-name="T1">Student</text:span>: Wiek: 18-<text:span text:style-name="T1">35</text:span> lat, wykształcenie <text:span text:style-name="T1">średnie bądź wyższe</text:span>, obycie z komputerem: średnie, znajomość tematyki SI – <text:span text:style-name="T1">średnia</text:span>, język – prosty, j. polski. </text:p>
      <text:p text:style-name="P1"/>
      <text:p text:style-name="P1"><text:span text:style-name="T1">Administrator:</text:span> Wiek: <text:span text:style-name="T1">22</text:span>-5<text:span text:style-name="T1">5 </text:span>lat, wykształcenie średnie <text:span text:style-name="T1">bądź wyższe</text:span>, obycie z komputerem: <text:span text:style-name="T1">wysokie,</text:span> znajomość tematyki SI – <text:span text:style-name="T1">bardzo </text:span>duża, język – prosty, j. polski. </text:p>
      <text:p text:style-name="P1"/>
      <text:p text:style-name="P2"/>
      <text:p text:style-name="P2">4. pasek nawigacyjny, footer → zależnie od statusu (zalogowany bądź nie, administrator bądź nie) – balsamiq wireframe / inne / draw.io</text:p>
      <text:p text:style-name="P2"/>
      <text:p text:style-name="P2">5. Typowe zadania :</text:p>
      <text:p text:style-name="P2"/>
      <text:p text:style-name="P2">Ustalenia : użytkownik jest zalogowany.</text:p>
      <text:p text:style-name="P2"/>
      <text:p text:style-name="P2">Użytkownik : Użytkownik Krystyna Ronualdzka nie posiadająca statusu studenta zamierza zarezerwować boisko do gry wraz ze sprzętem dla siebie i swoich koleżanek – wszystko na terenie Kortowa.</text:p>
      <text:p text:style-name="P2"/>
      <text:p text:style-name="P2">Student : Student Adam Malisz wraz ze swoimi bliskimi przyjaciółmi mają chęć rywalizacji w Kortowskiej Lidze, rejestrują swoją drużynę i zgłaszają chęć do gry administratorowi systemu.</text:p>
      <text:p text:style-name="P2"/>
      <text:p text:style-name="P2">Administrator : Administrator Mirosław Yś sprawdza oczekujące zatwierdzenia do statusu studenta i je weryfikuje. Dla pozytywnie zweryfikowanych indeksów, administrator aktualizuje konto użytkownika i ‘’ulepsza’’ je do rodzaju konta ‘’student’’, który ma dzięki temu możliwość brania udziału w lidze.</text:p>
      <text:p text:style-name="P2"/>
      <text:p text:style-name="P2"/>
      <text:p text:style-name="P2">6. Scenariusze do powyższych zadań :</text:p>
      <text:p text:style-name="P2"/>
      <text:p text:style-name="P2">Użytkownik : </text:p>
      <text:p text:style-name="P2">1. Użytkownik wybiera opcję rezerwacji obiektu sportowego i przechodzi do następnego widoku.</text:p>
      <text:p text:style-name="P2">2. System wyświetla poszczególne boiska</text:p>
      <text:p text:style-name="P2">3. Użytkownik wybiera odpowiadające mu boisko</text:p>
      <text:p text:style-name="P2">4. System wyświetla wolne terminy dla poszczególnego boiska</text:p>
      <text:p text:style-name="P2">5a. Użytkownik wybiera wolny i odpowiadający mu termin.</text:p>
      <text:p text:style-name="P2">6. System zatwierdza wybór i powiadamia użytkownika o powodzeniu operacji.</text:p>
      <text:p text:style-name="P2">Przebieg alternatywny :</text:p>
      <text:p text:style-name="P2"><text:soft-page-break/>5b. Użytkownikowi nie pasuje żaden z wymienionych, wolnych terminów i wraca na stronę główną. (??)</text:p>
      <text:p text:style-name="P2">6. System potwierdza anulowanie operacji i wraca do poprzedniego widoku strony.</text:p>
      <text:p text:style-name="P2"/>
      <text:p text:style-name="P2"/>
      <text:p text:style-name="P2">Student : </text:p>
      <text:p text:style-name="P2">1. Student wybiera opcję rejestracji drużyny z poziomu strony głównej.</text:p>
      <text:p text:style-name="P2">2. Student podaje odpowiednie dane drużyny, tj. wprowadza każdego zawodnika i odpowiadające im indeksy, przypisuje im poszczególne role w zespole i dodatkowo wybiera jedną osobę do pełnienia roli ewentualnego sędziego.</text:p>
      <text:p text:style-name="P2">3. Student ostatecznie tworzy drużynę.</text:p>
      <text:p text:style-name="P2">4. System potwierdza dodanie studentów do drużyny i zatwierdza ją informując o potrzebie dokonania płatności ( 150zł w gotówce ).</text:p>
      <text:p text:style-name="P2"/>
      <text:p text:style-name="P2">Administrator :</text:p>
      <text:p text:style-name="P2">1. Administrator z poziomu panelu administracyjnego przechodzi do widoku zatwierdzenia studentów.</text:p>
      <text:p text:style-name="P2">2. System wyświetla listę oczekujących użytkowników chcących pozyskać konto o statusie ‘’student’’.</text:p>
      <text:p text:style-name="P2">2. Administrator wybiera poszczególną osobę z listy i przechodzi do jej szczegółów.</text:p>
      <text:p text:style-name="P2">3. Administrator sprawdza podany przez użytkownika indeks i go weryfikuje.</text:p>
      <text:p text:style-name="P2">4a. Administrator zatwierdza użytkownika.</text:p>
      <text:p text:style-name="P2">5a. System aktualizuje status użytkownika do statusu ‘’student’’.</text:p>
      <text:p text:style-name="P2">Przebieg alternatywny:</text:p>
      <text:p text:style-name="P2">4b. Administrator nie zatwierdza użytkownika.</text:p>
      <text:p text:style-name="P2">5b. System potwierdza anulowanie operacji i wraca do poprzedniego widoku.</text:p>
      <text:p text:style-name="P2"/>
      <text:p text:style-name="P2"/>
      <text:p text:style-name="P2">7. jak w pkt 4. - widok zależnie od statusu użytkownika → balsamiq (?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4T08:40:22.002000000</meta:creation-date>
    <dc:date>2022-11-24T09:22:56.820000000</dc:date>
    <meta:editing-duration>PT42M42S</meta:editing-duration>
    <meta:editing-cycles>1</meta:editing-cycles>
    <meta:document-statistic meta:table-count="0" meta:image-count="0" meta:object-count="0" meta:page-count="2" meta:paragraph-count="41" meta:word-count="501" meta:character-count="3664" meta:non-whitespace-character-count="3191"/>
    <meta:generator>LibreOffice/7.4.1.2$Windows_X86_64 LibreOffice_project/3c58a8f3a960df8bc8fd77b461821e42c061c5f0</meta:generator>
  </office:meta>
</office:document-meta>
</file>